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cm" svg:stroke-color="#ff3333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svg:stroke-width="0.1cm" svg:stroke-color="#c5000b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0.476cm"/>
    </style:style>
    <style:style style:name="gr9" style:family="graphic" style:parent-style-name="standard">
      <style:graphic-properties draw:stroke="none" svg:stroke-color="#000000" draw:fill="none" draw:fill-color="#ffffff" fo:min-height="1.7cm"/>
    </style:style>
    <style:style style:name="gr10" style:family="graphic" style:parent-style-name="standard">
      <style:graphic-properties draw:stroke="none" svg:stroke-color="#000000" draw:fill="none" draw:fill-color="#ffffff" fo:min-height="4.2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cm" svg:height="1.837cm" svg:x="13cm" svg:y="1.663cm">
          <text:p text:style-name="P1"><text:span text:style-name="T1">Reseting</text:span></text:p>
          <text:p text:style-name="P1"><text:span text:style-name="T1">Employee</text:span></text:p>
          <text:p text:style-name="P1"><text:span text:style-name="T1">Passwor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46cm" svg:height="1.5cm" svg:x="22.854cm" svg:y="5.9cm">
          <text:p text:style-name="P1"><text:span text:style-name="T1">Do codes match?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137cm" svg:x="24.1cm" svg:y="2.963cm">
          <text:p text:style-name="P1"><text:span text:style-name="T1"/></text:p>
          <text:p text:style-name="P1"><text:span text:style-name="T1">Change details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288cm" svg:height="1.1cm" svg:x="8cm" svg:y="9.2cm">
          <text:p text:style-name="P1"><text:span text:style-name="T1">Generate </text:span></text:p>
          <text:p text:style-name="P1"><text:span text:style-name="T1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1cm" svg:height="1.037cm" svg:x="5.5cm" svg:y="5.9cm">
          <text:p text:style-name="P1"><text:span text:style-name="T1">Send 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131cm" svg:x="1.3cm" svg:y="9.1cm">
          <text:p text:style-name="P2"><text:span text:style-name="T2">Get Current</text:span></text:p>
          <text:p text:style-name="P2"><text:span text:style-name="T2"><text:s/></text:span><text:span text:style-name="T2">Employee Email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cm" svg:y1="9.2cm" svg:x2="6.9cm" svg:y2="6.9cm">
          <text:p/>
        </draw:line>
        <draw:line draw:style-name="gr2" draw:text-style-name="P3" draw:layer="layout" svg:x1="3.2cm" svg:y1="9.1cm" svg:x2="6.9cm" svg:y2="6.9cm">
          <text:p/>
        </draw:line>
        <draw:line draw:style-name="gr2" draw:text-style-name="P3" draw:layer="layout" svg:x1="7cm" svg:y1="5.9cm" svg:x2="15.6cm" svg:y2="3.5cm">
          <text:p/>
        </draw:line>
        <draw:line draw:style-name="gr2" draw:text-style-name="P3" draw:layer="layout" svg:x1="25.3cm" svg:y1="5.9cm" svg:x2="15.6cm" svg:y2="3.5cm">
          <text:p/>
        </draw:line>
        <draw:line draw:style-name="gr2" draw:text-style-name="P3" draw:layer="layout" svg:x1="24.1cm" svg:y1="3.5cm" svg:x2="15.7cm" svg:y2="3.5cm">
          <text:p/>
        </draw:line>
        <draw:g>
          <draw:custom-shape draw:style-name="gr3" draw:text-style-name="P3" draw:layer="layout" svg:width="0.5cm" svg:height="0.5cm" draw:transform="rotate (-0.231430658814446) translate (2.955cm 8.28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3" draw:layer="layout" svg:x1="3.322cm" svg:y1="8.475cm" svg:x2="3.9cm" svg:y2="8.2cm">
            <text:p/>
          </draw:line>
        </draw:g>
        <draw:custom-shape draw:style-name="gr1" draw:text-style-name="P1" draw:layer="layout" svg:width="3.6cm" svg:height="1.5cm" svg:x="16.9cm" svg:y="5.9cm">
          <text:p text:style-name="P1"><text:span text:style-name="T1"/></text:p>
          <text:p text:style-name="P1"><text:span text:style-name="T1">Enter Details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8.8cm" svg:y1="5.9cm" svg:x2="15.5cm" svg:y2="3.5cm">
          <text:p/>
        </draw:line>
        <draw:g>
          <draw:custom-shape draw:style-name="gr3" draw:text-style-name="P3" draw:layer="layout" svg:width="0.56cm" svg:height="0.561cm" draw:transform="rotate (1.65404853211503) translate (9.541cm 9.07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3" draw:layer="layout" svg:x1="9.616cm" svg:y1="8.621cm" svg:x2="9.122cm" svg:y2="8.1cm">
            <text:p/>
          </draw:line>
        </draw:g>
        <draw:frame draw:style-name="gr5" draw:text-style-name="P4" draw:layer="layout" svg:width="4.2cm" svg:height="1cm" svg:x="1.4cm" svg:y="8.1cm">
          <draw:text-box>
            <text:p text:style-name="P4"><text:span text:style-name="T3">email</text:span></text:p>
          </draw:text-box>
        </draw:frame>
        <draw:frame draw:style-name="gr5" draw:text-style-name="P4" draw:layer="layout" svg:width="4.2cm" svg:height="1cm" svg:x="9.8cm" svg:y="7.9cm">
          <draw:text-box>
            <text:p text:style-name="P4"><text:span text:style-name="T3">code</text:span></text:p>
          </draw:text-box>
        </draw:frame>
        <draw:custom-shape draw:style-name="gr1" draw:text-style-name="P1" draw:layer="layout" svg:width="3.8cm" svg:height="1.266cm" svg:x="11.6cm" svg:y="9.1cm">
          <text:p text:style-name="P1"><text:span text:style-name="T1"/></text:p>
          <text:p text:style-name="P1"><text:span text:style-name="T1">Enter Password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1cm" svg:x="22.4cm" svg:y="9.3cm">
          <text:p text:style-name="P1"><text:span text:style-name="T1"/></text:p>
          <text:p text:style-name="P1"><text:span text:style-name="T1">Enter Code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6cm" svg:height="1.531cm" svg:x="16.4cm" svg:y="9.069cm">
          <text:p text:style-name="P1"><text:span text:style-name="T1"/></text:p>
          <text:p text:style-name="P1"><text:span text:style-name="T1">Re-enter Password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8.7cm" svg:y1="9.1cm" svg:x2="18.7cm" svg:y2="7.4cm">
          <text:p/>
        </draw:line>
        <draw:line draw:style-name="gr2" draw:text-style-name="P3" draw:layer="layout" svg:x1="13.3cm" svg:y1="9.1cm" svg:x2="18.7cm" svg:y2="7.4cm">
          <text:p/>
        </draw:line>
        <draw:line draw:style-name="gr2" draw:text-style-name="P3" draw:layer="layout" svg:x1="24.2cm" svg:y1="9.3cm" svg:x2="18.7cm" svg:y2="7.4cm">
          <text:p/>
        </draw:line>
        <draw:g>
          <draw:custom-shape draw:style-name="gr3" draw:text-style-name="P3" draw:layer="layout" svg:width="0.56cm" svg:height="0.561cm" draw:transform="rotate (-0.362853951489619) translate (13.137cm 8.27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3" draw:layer="layout" svg:x1="13.516cm" svg:y1="8.541cm" svg:x2="14.199cm" svg:y2="8.321cm">
            <text:p/>
          </draw:line>
        </draw:g>
        <draw:frame draw:style-name="gr5" draw:text-style-name="P4" draw:layer="layout" svg:width="4.2cm" svg:height="1cm" svg:x="11.8cm" svg:y="7.9cm">
          <draw:text-box>
            <text:p text:style-name="P4"><text:span text:style-name="T3">pass</text:span></text:p>
          </draw:text-box>
        </draw:frame>
        <draw:g>
          <draw:custom-shape draw:style-name="gr3" draw:text-style-name="P3" draw:layer="layout" svg:width="0.56cm" svg:height="0.561cm" draw:transform="rotate (0.938638071722552) translate (17.9cm 8.76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3" draw:layer="layout" svg:x1="18.257cm" svg:y1="8.474cm" svg:x2="18.226cm" svg:y2="7.757cm">
            <text:p/>
          </draw:line>
        </draw:g>
        <draw:frame draw:style-name="gr5" draw:text-style-name="P4" draw:layer="layout" svg:width="4.2cm" svg:height="1cm" svg:x="16.5cm" svg:y="8.3cm">
          <draw:text-box>
            <text:p text:style-name="P4"><text:span text:style-name="T3">pass2</text:span></text:p>
          </draw:text-box>
        </draw:frame>
        <draw:g>
          <draw:custom-shape draw:style-name="gr3" draw:text-style-name="P3" draw:layer="layout" svg:width="0.56cm" svg:height="0.561cm" draw:transform="rotate (-0.67369709126981) translate (18.902cm 2.81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3" draw:layer="layout" svg:x1="19.182cm" svg:y1="3.181cm" svg:x2="19.9cm" svg:y2="3.18cm">
            <text:p/>
          </draw:line>
        </draw:g>
        <draw:g>
          <draw:custom-shape draw:style-name="gr3" draw:text-style-name="P3" draw:layer="layout" svg:width="0.56cm" svg:height="0.561cm" draw:transform="rotate (-0.325154839646542) translate (11.779cm 3.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3" draw:layer="layout" svg:x1="12.169cm" svg:y1="3.95cm" svg:x2="12.844cm" svg:y2="3.704cm">
            <text:p/>
          </draw:line>
        </draw:g>
        <draw:frame draw:style-name="gr6" draw:text-style-name="P4" draw:layer="layout" svg:width="4.2cm" svg:height="0.725cm" svg:x="9.4cm" svg:y="3.1cm">
          <draw:text-box>
            <text:p text:style-name="P4"><text:span text:style-name="T3">email, code</text:span></text:p>
          </draw:text-box>
        </draw:frame>
        <draw:frame draw:style-name="gr5" draw:text-style-name="P4" draw:layer="layout" svg:width="4.2cm" svg:height="1cm" svg:x="23.9cm" svg:y="8.3cm">
          <draw:text-box>
            <text:p text:style-name="P4"><text:span text:style-name="T3">code entered</text:span></text:p>
          </draw:text-box>
        </draw:frame>
        <draw:g>
          <draw:custom-shape draw:style-name="gr3" draw:text-style-name="P3" draw:layer="layout" svg:width="0.56cm" svg:height="0.561cm" draw:transform="rotate (1.97257112060399) translate (23.484cm 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3" draw:layer="layout" svg:x1="23.413cm" svg:y1="8.544cm" svg:x2="22.781cm" svg:y2="8.203cm">
            <text:p/>
          </draw:line>
        </draw:g>
        <draw:frame draw:style-name="gr5" draw:text-style-name="P4" draw:layer="layout" svg:width="4.9cm" svg:height="1cm" draw:transform="rotate (-0.239633706298822) translate (18.933cm 4.238cm)">
          <draw:text-box>
            <text:p text:style-name="P4"><text:span text:style-name="T3">code, code entered</text:span></text:p>
          </draw:text-box>
        </draw:frame>
        <draw:custom-shape draw:style-name="gr7" draw:text-style-name="P1" draw:layer="layout" svg:width="0.9cm" svg:height="0.8cm" svg:x="15.3cm" svg:y="3.3cm">
          <text:p text:style-name="P1"><text:span text:style-name="T1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4.2cm" svg:height="1cm" svg:x="14.7cm" svg:y="3.9cm">
          <draw:text-box>
            <text:p text:style-name="P4"><text:span text:style-name="T3">true</text:span></text:p>
          </draw:text-box>
        </draw:frame>
        <draw:frame draw:style-name="gr8" draw:text-style-name="P4" draw:layer="layout" svg:width="1.399cm" svg:height="0.726cm" svg:x="19.3cm" svg:y="2.474cm">
          <draw:text-box>
            <text:p text:style-name="P4"><text:span text:style-name="T3">pass</text:span></text:p>
          </draw:text-box>
        </draw:frame>
        <draw:g>
          <draw:custom-shape draw:style-name="gr3" draw:text-style-name="P3" draw:layer="layout" svg:width="0.56cm" svg:height="0.561cm" draw:transform="rotate (-1.14196892957989) translate (18.41cm 3.92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3" draw:layer="layout" svg:x1="18.493cm" svg:y1="4.377cm" svg:x2="19.134cm" svg:y2="4.7cm">
            <text:p/>
          </draw:line>
        </draw:g>
        <draw:g>
          <draw:custom-shape draw:style-name="gr3" draw:text-style-name="P3" draw:layer="layout" svg:width="0.56cm" svg:height="0.561cm" draw:transform="rotate (1.59819799605121) translate (17.163cm 5.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3" draw:layer="layout" svg:x1="17.264cm" svg:y1="5.248cm" svg:x2="16.8cm" svg:y2="4.7cm">
            <text:p/>
          </draw:line>
        </draw:g>
        <draw:frame draw:style-name="gr5" draw:text-style-name="P4" draw:layer="layout" svg:width="6.5cm" svg:height="1cm" svg:x="11.7cm" svg:y="5.2cm">
          <draw:text-box>
            <text:p text:style-name="P4"><text:span text:style-name="T3">pass, pass 2, code entered</text:span></text:p>
          </draw:text-box>
        </draw:frame>
        <draw:frame draw:style-name="gr9" draw:layer="layout" svg:width="3cm" svg:height="1.95cm" svg:x="1.5cm" svg:y="1.3cm">
          <draw:text-box>
            <text:p>Key:</text:p>
          </draw:text-box>
        </draw:frame>
        <draw:frame draw:style-name="gr10" draw:layer="layout" svg:width="9.4cm" svg:height="4.45cm" svg:x="1.1cm" svg:y="2.3cm">
          <draw:text-box>
            <text:p>1. If code = code enter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01:27:59.889000000</meta:creation-date>
    <dc:date>2014-12-05T02:51:28.621000000</dc:date>
    <meta:editing-duration>PT10M32S</meta:editing-duration>
    <meta:editing-cycles>1</meta:editing-cycles>
    <meta:generator>LibreOffice/4.2.6.3$Windows_x86 LibreOffice_project/3fd416d4c6db7d3204c17ce57a1d70f6e531ee21</meta:generator>
    <meta:document-statistic meta:object-count="59"/>
  </office:meta>
</office:document-meta>
</file>